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215868" draw:opacity="100%"/>
      <style:paragraph-properties fo:background-color="#215868"/>
      <style:text-properties officeooo:paragraph-rsid="0009c799"/>
    </style:style>
    <style:style style:name="P2" style:family="paragraph" style:parent-style-name="Text_20_body">
      <loext:graphic-properties draw:fill="solid" draw:fill-color="#215868" draw:opacity="100%"/>
      <style:paragraph-properties fo:background-color="#215868"/>
      <style:text-properties fo:font-size="18pt" fo:font-weight="bold" officeooo:rsid="004071fa" officeooo:paragraph-rsid="004071fa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07808a"/>
    </style:style>
    <style:style style:name="P4" style:family="paragraph" style:parent-style-name="Text_20_body">
      <style:paragraph-properties fo:margin-top="0.423cm" fo:margin-bottom="0.247cm" loext:contextual-spacing="false" fo:line-height="100%"/>
      <style:text-properties fo:language="en" fo:country="US" officeooo:rsid="0042e6de" officeooo:paragraph-rsid="0042e6de"/>
    </style:style>
    <style:style style:name="P5" style:family="paragraph" style:parent-style-name="Standard">
      <style:paragraph-properties fo:margin-top="0.423cm" fo:margin-bottom="0.247cm" loext:contextual-spacing="false" fo:line-height="100%"/>
      <style:text-properties fo:font-size="14pt" fo:font-weight="bold" officeooo:rsid="0017da60" officeooo:paragraph-rsid="0044c02c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423cm" fo:margin-bottom="0.247cm" loext:contextual-spacing="false" fo:line-height="100%"/>
      <style:text-properties fo:font-size="12pt" fo:font-weight="bold" officeooo:rsid="0017da60" officeooo:paragraph-rsid="0044c02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4pt" fo:font-weight="bold" officeooo:rsid="0017da60" officeooo:paragraph-rsid="0042e6d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normal" officeooo:rsid="0017da60" officeooo:paragraph-rsid="0042e6de" style:font-size-asian="12pt" style:font-weight-asian="normal" style:font-size-complex="12pt" style:font-weight-complex="normal"/>
    </style:style>
    <style:style style:name="T1" style:family="text">
      <style:text-properties style:font-name="Arial" fo:font-size="7pt"/>
    </style:style>
    <style:style style:name="T2" style:family="text">
      <style:text-properties style:font-name="Arial" fo:font-size="7pt" fo:language="pl" fo:country="PL"/>
    </style:style>
    <style:style style:name="T3" style:family="text">
      <style:text-properties style:font-name="Arial" fo:font-size="7pt" fo:language="fr" fo:country="FR"/>
    </style:style>
    <style:style style:name="T4" style:family="text">
      <style:text-properties fo:color="#daeef3" fo:background-color="#215868" loext:char-shading-value="0"/>
    </style:style>
    <style:style style:name="T5" style:family="text">
      <style:text-properties fo:color="#daeef3" style:font-name="Arial" fo:font-size="8pt" fo:language="en" fo:country="US" officeooo:rsid="004071fa" fo:background-color="#215868" loext:char-shading-value="0"/>
    </style:style>
    <style:style style:name="T6" style:family="text">
      <style:text-properties fo:color="#daeef3" style:font-name="Arial" fo:font-size="8pt" fo:language="en" fo:country="US" fo:font-weight="bold" officeooo:rsid="004071fa" fo:background-color="#215868" loext:char-shading-value="0" style:font-weight-asian="bold" style:font-weight-complex="bold"/>
    </style:style>
    <style:style style:name="T7" style:family="text">
      <style:text-properties fo:color="#daeef3" style:font-name="Arial" fo:font-size="8pt" fo:language="en" fo:country="US" fo:font-weight="bold" officeooo:rsid="00423ae7" fo:background-color="#215868" loext:char-shading-value="0" style:font-weight-asian="bold" style:font-weight-complex="bold"/>
    </style:style>
    <style:style style:name="T8" style:family="text">
      <style:text-properties officeooo:rsid="0042e6de"/>
    </style:style>
    <style:style style:name="T9" style:family="text">
      <style:text-properties officeooo:rsid="001b03e9"/>
    </style:style>
    <style:style style:name="T10" style:family="text">
      <style:text-properties officeooo:rsid="0044c02c"/>
    </style:style>
  </office:automatic-styles>
  <office:body>
    <office:text>
      <office:forms form:automatic-focus="false" form:apply-design-mode="false">
        <form:form form:name="PlanMatrix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 </text:span><text:span text:style-name="T5">{</text:span><text:span text:style-name="T6">d.Area</text:span><text:span text:style-name="T7">Id</text:span><text:span text:style-name="T6">}</text:span></text:p>
      <text:p text:style-name="P2"><text:span text:style-name="T4">{d.Issue}</text:span></text:p>
      <text:h text:style-name="Heading_20_1" text:outline-level="1">{d.<text:span text:style-name="T8">Sections</text:span>[i].<text:span text:style-name="T8">SectionId</text:span>} - {d.<text:span text:style-name="T8">Sections</text:span>[i].SectionName} </text:h>
      <text:p text:style-name="P7"/>
      <text:h text:style-name="Heading_20_3" text:outline-level="3">{d.<text:span text:style-name="T8">Sections</text:span>[i].<text:span text:style-name="T8">Elements[i].ElementId</text:span>} – {d.<text:span text:style-name="T8">Sections</text:span>[i].<text:span text:style-name="T8">Elements[i].ElementName</text:span>}:</text:h>
      <text:p text:style-name="P8">{d.Sections[i].Elements[i].<text:span text:style-name="T8">Value</text:span>}</text:p>
      <text:p text:style-name="P8"/>
      <text:h text:style-name="Heading_20_3" text:outline-level="3">{d.<text:span text:style-name="T8">Sections</text:span>[i].<text:span text:style-name="T8">Elements[i+1].ElementId</text:span>} – {d.<text:span text:style-name="T8">Sections</text:span>[i].<text:span text:style-name="T8">Elements[i+1].ElementName</text:span>}:</text:h>
      <text:p text:style-name="P6"/>
      <text:h text:style-name="Heading_20_1" text:outline-level="1">{d.<text:span text:style-name="T8">Sections</text:span>[i<text:span text:style-name="T10">+1</text:span>].<text:span text:style-name="T8">SectionId</text:span>} – {d.<text:span text:style-name="T8">Sections</text:span>[i<text:span text:style-name="T10">+1</text:span>].SectionName}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07808a"/>
    </style:style>
    <style:style style:name="MT1" style:family="text">
      <style:text-properties style:font-name="Arial" fo:font-size="7pt"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12:34.154000000</meta:creation-date>
    <meta:editing-duration>PT20M48S</meta:editing-duration>
    <meta:editing-cycles>8</meta:editing-cycles>
    <meta:generator>LibreOffice/6.1.3.2$Windows_X86_64 LibreOffice_project/86daf60bf00efa86ad547e59e09d6bb77c699acb</meta:generator>
    <dc:date>2019-01-12T16:43:35.150000000</dc:date>
    <meta:document-statistic meta:table-count="0" meta:image-count="0" meta:object-count="0" meta:page-count="1" meta:paragraph-count="8" meta:word-count="13" meta:character-count="333" meta:non-whitespace-character-count="323"/>
  </office:meta>
</office:document-meta>
</file>